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324" officeooo:paragraph-rsid="001fc324"/>
    </style:style>
    <style:style style:name="P2" style:family="paragraph" style:parent-style-name="Standard">
      <style:text-properties fo:font-weight="bold" officeooo:rsid="001fc324" officeooo:paragraph-rsid="001fc32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hopping List 2025-05-15</text:p>
      <text:p text:style-name="P1"/>
      <text:p text:style-name="P1">Apples</text:p>
      <text:p text:style-name="P1">Oranges</text:p>
      <text:p text:style-name="P1">Eggs</text:p>
      <text:p text:style-name="P1">Milk</text:p>
      <text:p text:style-name="P1">Butter</text:p>
      <text:p text:style-name="P1">Flou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11:20:54.817013750</meta:creation-date>
    <dc:date>2025-02-02T11:22:03.952133187</dc:date>
    <meta:editing-duration>PT1M10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9" meta:character-count="56" meta:non-whitespace-character-count="54"/>
  </office:meta>
</office:document-meta>
</file>